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BossAccessManager.isGranted( ItemId id , int permis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BossAccess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JBossAccessManager.isGranted( Path parentPath , Name childName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BossAccessManager.checkPermission( ItemId id , int permis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JBossAccessManager.init( AMContext context , AccessControlProvider acProvider , WorkspaceAccessManager wspAccessMg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JBossAccessManager.canAccess( String workspa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BossAccessManager.init( A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BossAccessManager.isGranted( Path absPath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BossAccessManager.canRead( Path item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BossAccessManager.internalIsGranted( int permis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